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111111" draw:marker-start-width="0.279cm" draw:marker-end-width="0.279cm" draw:fill="none" draw:fill-color="#ffffff" draw:textarea-horizontal-align="justify" draw:textarea-vertical-align="middle" draw:auto-grow-height="false" fo:min-height="1.222cm" fo:min-width="5.696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111111" draw:marker-start-width="0.279cm" draw:marker-end-width="0.279cm" draw:fill="none" draw:textarea-horizontal-align="justify" draw:textarea-vertical-align="middle" draw:auto-grow-height="false" fo:min-height="1.527cm" fo:min-width="6.96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111111" draw:marker-start-width="0.279cm" draw:marker-end-width="0.279cm" draw:fill="none" draw:textarea-horizontal-align="justify" draw:textarea-vertical-align="middle" draw:auto-grow-height="false" fo:min-height="8.029cm" fo:min-width="8.795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111111" draw:marker-start-width="0.279cm" draw:marker-end-width="0.279cm" draw:fill="none" draw:textarea-horizontal-align="justify" draw:textarea-vertical-align="middle" draw:auto-grow-height="false" fo:min-height="4.068cm" fo:min-width="8.949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111111" draw:marker-start-width="0.279cm" draw:marker-end-width="0.279cm" draw:fill="none" draw:textarea-horizontal-align="justify" draw:textarea-vertical-align="middle" draw:auto-grow-height="false" fo:min-height="2.33cm" fo:min-width="7.88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24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7.3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57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5.086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823cm" fo:min-width="6.0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6.156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289cm" fo:min-width="9.31cm"/>
      <style:paragraph-properties style:writing-mode="lr-tb"/>
    </style:style>
    <style:style style:name="gr13" style:family="graphic" style:parent-style-name="standard">
      <style:graphic-properties draw:stroke="dash" draw:stroke-dash="Long_20_Dash" svg:stroke-width="0.053cm" svg:stroke-color="#111111" draw:marker-start-width="0.279cm" draw:marker-end-width="0.279cm" draw:fill="none" draw:fill-color="#e9e9e9" draw:textarea-horizontal-align="justify" draw:textarea-vertical-align="middle" draw:auto-grow-height="false" fo:min-height="2.258cm" fo:min-width="6.315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47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6.477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45cm" fo:min-width="7.998cm"/>
      <style:paragraph-properties style:writing-mode="lr-tb"/>
    </style:style>
    <style:style style:name="gr17" style:family="graphic" style:parent-style-name="standard">
      <style:graphic-properties draw:stroke="solid" svg:stroke-width="0.035cm" svg:stroke-color="#111111" draw:marker-start-width="0.252cm" draw:marker-end-width="0.252cm" draw:fill="none" draw:textarea-horizontal-align="justify" draw:textarea-vertical-align="middle" draw:auto-grow-height="false" fo:min-height="2.57cm" fo:min-width="7.984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Long_20_Dash" svg:stroke-width="0.053cm" svg:stroke-color="#111111" draw:marker-start-width="0.279cm" draw:marker-end-width="0.279cm" draw:fill="none" draw:fill-color="#eeeeee" draw:opacity="100%" draw:textarea-horizontal-align="justify" draw:textarea-vertical-align="middle" draw:auto-grow-height="false" fo:min-height="2.21cm" fo:min-width="7.831cm" fo:padding-top="0.151cm" fo:padding-bottom="0.151cm" fo:padding-left="0.276cm" fo:padding-right="0.276cm" loext:glow-transparency="0%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88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7.95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785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467cm" fo:min-width="0cm"/>
      <style:paragraph-properties style:writing-mode="lr-tb"/>
    </style:style>
    <style:style style:name="gr23" style:family="graphic" style:parent-style-name="standard">
      <style:graphic-properties draw:stroke="dash" draw:stroke-dash="Dot" svg:stroke-width="0.053cm" svg:stroke-color="#111111" draw:marker-start-width="0.279cm" draw:marker-end-width="0.279cm" draw:fill-color="#eeeeee" draw:textarea-horizontal-align="justify" draw:textarea-vertical-align="middle" draw:auto-grow-height="false" fo:min-height="0.199cm" fo:min-width="1.522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draw:stroke="dash" draw:stroke-dash="Dot" svg:stroke-width="0.053cm" svg:stroke-color="#111111" draw:marker-start-width="0.279cm" draw:marker-end-width="0.279cm" draw:fill-color="#eeeeee" draw:textarea-horizontal-align="justify" draw:textarea-vertical-align="middle" draw:auto-grow-height="false" fo:min-height="0.199cm" fo:min-width="1.688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dash" draw:stroke-dash="Dot" svg:stroke-width="0.053cm" svg:stroke-color="#111111" draw:marker-start-width="0.279cm" draw:marker-end-width="0.279cm" draw:fill-color="#eeeeee" draw:textarea-horizontal-align="justify" draw:textarea-vertical-align="middle" draw:auto-grow-height="false" fo:min-height="0.305cm" fo:min-width="2.139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dash" draw:stroke-dash="Dot" svg:stroke-width="0.053cm" svg:stroke-color="#111111" draw:marker-start-width="0.279cm" draw:marker-end-width="0.279cm" draw:fill-color="#eeeeee" draw:textarea-horizontal-align="justify" draw:textarea-vertical-align="middle" draw:auto-grow-height="false" fo:min-height="0.629cm" fo:min-width="3.262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draw:stroke="dash" draw:stroke-dash="Dot" svg:stroke-width="0.053cm" svg:stroke-color="#111111" draw:marker-start-width="0.279cm" draw:marker-end-width="0.279cm" draw:fill-color="#eeeeee" draw:textarea-horizontal-align="justify" draw:textarea-vertical-align="middle" draw:auto-grow-height="false" fo:min-height="0.492cm" fo:min-width="3.261cm" fo:padding-top="0.151cm" fo:padding-bottom="0.151cm" fo:padding-left="0.276cm" fo:padding-right="0.276cm"/>
      <style:paragraph-properties style:writing-mode="lr-tb"/>
    </style:style>
    <style:style style:name="gr28" style:family="graphic" style:parent-style-name="objectwithoutfill">
      <style:graphic-properties svg:stroke-width="0.035cm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35cm" svg:stroke-color="#3465a4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035cm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draw:marker-start-width="0.252cm" draw:marker-end="Arrowheads_20_8" draw:marker-end-width="0.352cm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svg:stroke-width="0.035cm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svg:stroke-width="0.035cm" draw:marker-start-width="0.252cm" draw:marker-end="Arrowheads_20_15" draw:marker-end-width="0.352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35cm" draw:marker-start-width="0.252cm" draw:marker-end="Arrowheads_20_10" draw:marker-end-width="0.352cm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svg:stroke-width="0.035cm" draw:marker-start-width="0.252cm" draw:marker-end="Arrowheads_20_11" draw:marker-end-width="0.352cm" draw:fill="non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draw:marker-start-width="0.252cm" draw:marker-end="Arrowheads_20_12" draw:marker-end-width="0.352cm" draw:fill="none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Dot" svg:stroke-width="0.053cm" svg:stroke-color="#111111" draw:marker-start-width="0.279cm" draw:marker-end-width="0.279cm" draw:fill="solid" draw:fill-color="#eeeeee" draw:textarea-horizontal-align="justify" draw:textarea-vertical-align="middle" draw:auto-grow-height="false" fo:min-height="0.648cm" fo:min-width="4.216cm" fo:padding-top="0.151cm" fo:padding-bottom="0.151cm" fo:padding-left="0.276cm" fo:padding-right="0.276cm"/>
      <style:paragraph-properties style:writing-mode="lr-tb"/>
    </style:style>
    <style:style style:name="gr38" style:family="graphic" style:parent-style-name="objectwithoutfill">
      <style:graphic-properties svg:stroke-width="0.035cm" draw:marker-start-width="0.252cm" draw:marker-end="Arrowheads_20_14" draw:marker-end-width="0.352cm" draw:fill="none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svg:stroke-width="0.035cm" draw:marker-start-width="0.252cm" draw:marker-end="Arrowheads_20_18" draw:marker-end-width="0.352cm" draw:fill="none" draw:textarea-vertical-align="middle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35cm" draw:marker-start-width="0.252cm" draw:marker-end="Arrowheads_20_20" draw:marker-end-width="0.352cm" draw:fill="none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dash" draw:stroke-dash="Dot" svg:stroke-width="0.053cm" svg:stroke-color="#111111" draw:marker-start-width="0.279cm" draw:marker-end-width="0.279cm" draw:fill="solid" draw:fill-color="#eeeeee" draw:textarea-horizontal-align="justify" draw:textarea-vertical-align="middle" draw:auto-grow-height="false" fo:min-height="0.492cm" fo:min-width="3.261cm" fo:padding-top="0.151cm" fo:padding-bottom="0.151cm" fo:padding-left="0.276cm" fo:padding-right="0.276cm"/>
      <style:paragraph-properties style:writing-mode="lr-tb"/>
    </style:style>
    <style:style style:name="gr42" style:family="graphic" style:parent-style-name="objectwithoutfill">
      <style:graphic-properties svg:stroke-width="0.035cm" draw:marker-start-width="0.252cm" draw:marker-end="Arrowheads_20_21" draw:marker-end-width="0.352cm" draw:fill="none" draw:textarea-vertical-align="middle" fo:padding-top="0.142cm" fo:padding-bottom="0.142cm" fo:padding-left="0.267cm" fo:padding-right="0.267cm"/>
    </style:style>
    <style:style style:name="gr43" style:family="graphic" style:parent-style-name="objectwithoutfill">
      <style:graphic-properties svg:stroke-width="0.035cm" draw:marker-start-width="0.252cm" draw:marker-end="Arrowheads_20_22" draw:marker-end-width="0.352cm" draw:fill="none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width="0.035cm" draw:marker-start-width="0.252cm" draw:marker-end="Arrowheads_20_23" draw:marker-end-width="0.352cm" draw:fill="none" draw:textarea-vertical-align="middle" fo:padding-top="0.142cm" fo:padding-bottom="0.142cm" fo:padding-left="0.267cm" fo:padding-right="0.267cm"/>
    </style:style>
    <style:style style:name="gr45" style:family="graphic" style:parent-style-name="objectwithoutfill">
      <style:graphic-properties svg:stroke-width="0.035cm" draw:marker-start-width="0.252cm" draw:marker-end="Arrowheads_20_24" draw:marker-end-width="0.352cm" draw:fill="none" draw:textarea-vertical-align="middle" fo:padding-top="0.142cm" fo:padding-bottom="0.142cm" fo:padding-left="0.267cm" fo:padding-right="0.267cm"/>
    </style:style>
    <style:style style:name="gr46" style:family="graphic" style:parent-style-name="standard">
      <style:graphic-properties draw:stroke="dash" draw:stroke-dash="Dot" svg:stroke-width="0.081cm" svg:stroke-color="#666666" draw:marker-start="Arrowheads_20_25" draw:marker-start-width="0.421cm" draw:marker-end="Arrowheads_20_26" draw:marker-end-width="0.421cm" draw:textarea-vertical-align="middle" fo:padding-top="0.165cm" fo:padding-bottom="0.165cm" fo:padding-left="0.29cm" fo:padding-right="0.29cm"/>
    </style:style>
    <style:style style:name="gr47" style:family="graphic" style:parent-style-name="standard">
      <style:graphic-properties draw:stroke="dash" draw:stroke-dash="Dot" svg:stroke-width="0.081cm" svg:stroke-color="#666666" draw:marker-start="Arrowheads_20_27" draw:marker-start-width="0.421cm" draw:marker-end="Arrowheads_20_28" draw:marker-end-width="0.421cm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solid" draw:stroke-dash="Double_20_Dash" svg:stroke-width="0.035cm" svg:stroke-color="#111111" draw:marker-start-width="0.252cm" draw:marker-end-width="0.252cm" draw:stroke-linejoin="none" svg:stroke-linecap="butt" draw:fill="solid" draw:fill-color="#ffffff" draw:textarea-horizontal-align="justify" draw:textarea-vertical-align="middle" draw:auto-grow-height="false" fo:min-height="2.036cm" fo:min-width="7.984cm" fo:padding-top="0.142cm" fo:padding-bottom="0.142cm" fo:padding-left="0.267cm" fo:padding-right="0.267cm" loext:softedge-radius="0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645cm" fo:min-width="7.31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82cm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85cm" fo:min-width="7.169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3465a4" loext:opacity="100%" style:font-name="Times New Roman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3465a4" loext:opacity="100%" style:font-name="Times New Roman" fo:text-shadow="none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="none" draw:fill-color="#e9e9e9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eeeeee" draw:opacity="100%"/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P13" style:family="paragraph">
      <loext:graphic-properties draw:fill-color="#eeeeee"/>
      <style:paragraph-properties fo:text-align="center" style:writing-mode="lr-tb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P14" style:family="paragraph">
      <style:paragraph-properties fo:text-align="center" style:writing-mode="lr-tb"/>
      <style:text-properties style:font-name="Times New Roman" fo:font-size="11pt" style:font-size-asian="11pt" style:font-size-complex="11pt"/>
    </style:style>
    <style:style style:name="P15" style:family="paragraph">
      <loext:graphic-properties draw:fill-color="#eeeeee"/>
      <style:paragraph-properties fo:text-align="center" style:writing-mode="lr-tb"/>
      <style:text-properties style:font-name="Times New Roman" fo:font-size="11pt" style:font-size-asian="11pt" style:font-size-complex="11pt"/>
    </style:style>
    <style:style style:name="P16" style:family="paragraph">
      <loext:graphic-properties draw:fill="solid" draw:fill-color="#eeeeee"/>
      <style:paragraph-properties fo:text-align="center" style:writing-mode="lr-tb"/>
      <style:text-properties style:font-name="Times New Roman" fo:font-size="11pt" style:font-size-asian="11pt" style:font-size-complex="11pt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ffffff"/>
      <style:paragraph-properties style:writing-mode="lr-tb"/>
      <style:text-properties fo:color="#3465a4" loext:opacity="100%" style:font-name="Times New Roman" fo:font-weight="bold" style:font-weight-asian="bold" style:font-weight-complex="bold"/>
    </style:style>
    <style:style style:name="T1" style:family="text">
      <style:text-properties fo:color="#3465a4" loext:opacity="100%" style:font-name="Times New Roman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3465a4" loext:opacity="100%" style:font-name="Times New Roman" fo:font-size="15pt" fo:text-shadow="none" fo:font-weight="bold" style:font-size-asian="15pt" style:font-weight-asian="bold" style:font-size-complex="15pt" style:font-weight-complex="bold"/>
    </style:style>
    <style:style style:name="T3" style:family="text"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4" style:family="text">
      <style:text-properties fo:color="#3465a4" loext:opacity="100%"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3pt" fo:font-style="italic" style:font-size-asian="13pt" style:font-style-asian="italic" style:font-size-complex="13pt" style:font-style-complex="italic"/>
    </style:style>
    <style:style style:name="T6" style:family="text">
      <style:text-properties style:font-name="Times New Roman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248cm" svg:height="1.524cm" svg:x="1.051cm" svg:y="2.2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7.518cm" svg:height="1.829cm" svg:x="11.459cm" svg:y="3.9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347cm" svg:height="8.331cm" svg:x="1.051cm" svg:y="8.1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9.449cm" svg:height="4.318cm" svg:x="11.07cm" svg:y="8.4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8.382cm" svg:height="2.58cm" svg:x="1.052cm" svg:y="20.03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741cm" svg:height="0.835cm" svg:x="0.81cm" svg:y="2.138cm">
          <draw:text-box>
            <text:p><text:span text:style-name="T1">Backbone</text:span></text:p>
          </draw:text-box>
        </draw:frame>
        <draw:frame draw:style-name="gr7" draw:text-style-name="P3" draw:layer="layout" svg:width="7.893cm" svg:height="0.835cm" svg:x="11.26cm" svg:y="3.833cm">
          <draw:text-box>
            <text:p><text:span text:style-name="T1">Region Proposal Network (RPN)</text:span></text:p>
          </draw:text-box>
        </draw:frame>
        <draw:frame draw:style-name="gr8" draw:text-style-name="P3" draw:layer="layout" svg:width="5.074cm" svg:height="0.835cm" svg:x="0.892cm" svg:y="19.932cm">
          <draw:text-box>
            <text:p><text:span text:style-name="T1">Online Track Solver</text:span></text:p>
          </draw:text-box>
        </draw:frame>
        <draw:frame draw:style-name="gr9" draw:text-style-name="P4" draw:layer="layout" svg:width="5.586cm" svg:height="0.835cm" svg:x="10.871cm" svg:y="8.372cm">
          <draw:text-box>
            <text:p><text:span text:style-name="T2">Siamese Tracker Head</text:span></text:p>
          </draw:text-box>
        </draw:frame>
        <draw:frame draw:style-name="gr10" draw:text-style-name="P5" draw:layer="layout" svg:width="6.525cm" svg:height="1.073cm" svg:x="0.9cm" svg:y="2.675cm">
          <draw:text-box>
            <text:list text:style-name="L2">
              <text:list-item>
                <text:p><text:span text:style-name="T3">Extract features using DLA network.</text:span></text:p>
              </text:list-item>
              <text:list-item>
                <text:p><text:span text:style-name="T3">Process features using FPN.</text:span></text:p>
              </text:list-item>
            </text:list>
          </draw:text-box>
        </draw:frame>
        <draw:frame draw:style-name="gr11" draw:text-style-name="P5" draw:layer="layout" svg:width="6.656cm" svg:height="1.484cm" svg:x="11.36cm" svg:y="4.387cm">
          <draw:text-box>
            <text:list text:style-name="L2">
              <text:list-item>
                <text:p><text:span text:style-name="T3">Generate anchors.</text:span></text:p>
              </text:list-item>
              <text:list-item>
                <text:p><text:span text:style-name="T3">Generate BBOX proposals.</text:span></text:p>
              </text:list-item>
              <text:list-item>
                <text:p><text:span text:style-name="T3">Apply NMS to filter BBOX proposals.</text:span></text:p>
              </text:list-item>
            </text:list>
          </draw:text-box>
        </draw:frame>
        <draw:frame draw:style-name="gr12" draw:text-style-name="P7" draw:layer="layout" svg:width="9.81cm" svg:height="3.539cm" svg:x="10.933cm" svg:y="9.09cm">
          <draw:text-box>
            <text:list text:style-name="L2">
              <text:list-item>
                <text:p text:style-name="P6"><text:span text:style-name="T3">Extract features for search regions BBOXes.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">ROI align upon FPN features.</text:span></text:p>
                  </text:list-item>
                </text:list>
              </text:list-item>
            </text:list>
            <text:list text:style-name="L2">
              <text:list-item>
                <text:p><text:span text:style-name="T3">Apply depthwise cross-correlation.</text:span></text:p>
              </text:list-item>
            </text:list>
            <text:list text:style-name="L3">
              <text:list-item>
                <text:list>
                  <text:list-item>
                    <text:p><text:span text:style-name="T3">Produce response maps.</text:span></text:p>
                  </text:list-item>
                  <text:list-item>
                    <text:p><text:span text:style-name="T3">Use exemplar and search region features.</text:span></text:p>
                  </text:list-item>
                </text:list>
              </text:list-item>
            </text:list>
            <text:list text:style-name="L2">
              <text:list-item>
                <text:p><text:span text:style-name="T3">Predict classification, regression and “centerness” scores.</text:span></text:p>
              </text:list-item>
              <text:list-item>
                <text:p><text:span text:style-name="T3">Upscale predictions.</text:span></text:p>
              </text:list-item>
              <text:list-item>
                <text:p><text:span text:style-name="T3">Apply scale and cosine window penalty.</text:span></text:p>
              </text:list-item>
            </text:list>
          </draw:text-box>
        </draw:frame>
        <draw:custom-shape draw:style-name="gr13" draw:text-style-name="P8" draw:layer="layout" svg:width="6.815cm" svg:height="2.508cm" svg:x="13.669cm" svg:y="22.232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2.979cm" svg:height="0.835cm" svg:x="13.509cm" svg:y="22.132cm">
          <draw:text-box>
            <text:p><text:span text:style-name="T1">Track Pool</text:span></text:p>
          </draw:text-box>
        </draw:frame>
        <draw:frame draw:style-name="gr15" draw:text-style-name="P9" draw:layer="layout" svg:width="6.977cm" svg:height="1.895cm" svg:x="13.696cm" svg:y="22.859cm">
          <draw:text-box>
            <text:list text:style-name="L1">
              <text:list-item>
                <text:p><text:span text:style-name="T3">Manages track lifetime:</text:span></text:p>
              </text:list-item>
            </text:list>
            <text:list text:style-name="L4">
              <text:list-item>
                <text:list>
                  <text:list-item>
                    <text:p><text:span text:style-name="T3">Initiates new tracks.</text:span></text:p>
                  </text:list-item>
                  <text:list-item>
                    <text:p><text:span text:style-name="T3">Suspends active tracks.</text:span></text:p>
                  </text:list-item>
                  <text:list-item>
                    <text:p text:style-name="P6"><text:span text:style-name="T3">Kills tracks suspended for too long.</text:span></text:p>
                  </text:list-item>
                </text:list>
              </text:list-item>
            </text:list>
          </draw:text-box>
        </draw:frame>
        <draw:frame draw:style-name="gr16" draw:text-style-name="P5" draw:layer="layout" svg:width="8.498cm" svg:height="1.895cm" svg:x="1.051cm" svg:y="20.643cm">
          <draw:text-box>
            <text:list text:style-name="L2">
              <text:list-item>
                <text:p><text:span text:style-name="T3">Associate detector BBOXes with tracker BBOXes.</text:span></text:p>
              </text:list-item>
              <text:list-item>
                <text:p><text:span text:style-name="T3">Spawn new tracks with sufficient confidence.</text:span></text:p>
              </text:list-item>
              <text:list-item>
                <text:p><text:span text:style-name="T3">Suspend active tracks with low confidence.</text:span></text:p>
              </text:list-item>
              <text:list-item>
                <text:p><text:span text:style-name="T3">Update track pool state.</text:span></text:p>
              </text:list-item>
            </text:list>
          </draw:text-box>
        </draw:frame>
        <draw:custom-shape draw:style-name="gr17" draw:text-style-name="P10" xml:id="id6" draw:id="id6" draw:layer="layout" svg:width="8.484cm" svg:height="2.82cm" svg:x="1.469cm" svg:y="13.3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8.331cm" svg:height="2.46cm" svg:x="12.147cm" svg:y="19.6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3.385cm" svg:height="0.835cm" svg:x="11.947cm" svg:y="19.5cm">
          <draw:text-box>
            <text:p><text:span text:style-name="T1">Track Cache</text:span></text:p>
          </draw:text-box>
        </draw:frame>
        <draw:frame draw:style-name="gr20" draw:text-style-name="P9" draw:layer="layout" svg:width="8.454cm" svg:height="1.895cm" svg:x="12.174cm" svg:y="20.235cm">
          <draw:text-box>
            <text:list text:style-name="L1">
              <text:list-item>
                <text:p><text:span text:style-name="T3">Each active and dormant track contains:</text:span></text:p>
              </text:list-item>
            </text:list>
            <text:list text:style-name="L4">
              <text:list-item>
                <text:list>
                  <text:list-item>
                    <text:p><text:span text:style-name="T3">Exemplar features pooled from FPN features.</text:span></text:p>
                  </text:list-item>
                  <text:list-item>
                    <text:p><text:span text:style-name="T3">Exemplar BBOX.</text:span></text:p>
                  </text:list-item>
                  <text:list-item>
                    <text:p text:style-name="P6"><text:span text:style-name="T3">Search region BBOX.</text:span></text:p>
                  </text:list-item>
                </text:list>
              </text:list-item>
            </text:list>
          </draw:text-box>
        </draw:frame>
        <draw:frame draw:style-name="gr21" draw:text-style-name="P3" draw:layer="layout" svg:width="6.285cm" svg:height="0.797cm" svg:x="1.302cm" svg:y="13.272cm">
          <draw:text-box>
            <text:p><text:span text:style-name="T4">Tracker prediction refining</text:span></text:p>
          </draw:text-box>
        </draw:frame>
        <draw:frame draw:style-name="gr22" draw:text-style-name="P5" draw:layer="layout" svg:width="8.887cm" svg:height="2.717cm" svg:x="1.272cm" svg:y="13.939cm">
          <draw:text-box>
            <text:list text:style-name="L2">
              <text:list-item>
                <text:p><text:span text:style-name="T3">Extract features for tracker BBOXes.</text:span></text:p>
              </text:list-item>
            </text:list>
            <text:list text:style-name="L3">
              <text:list-item>
                <text:list>
                  <text:list-item>
                    <text:p><text:span text:style-name="T3">ROI align upon FPN feature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Perform classification and BBOX regression.</text:span></text:p>
              </text:list-item>
              <text:list-item>
                <text:p text:style-name="P6"><text:span text:style-name="T3">Apply NMS to filter BBOXes.</text:span></text:p>
              </text:list-item>
              <text:list-item>
                <text:p text:style-name="P6"><text:span text:style-name="T3">Average the tracker and detector confidence scores.</text:span></text:p>
              </text:list-item>
            </text:list>
          </draw:text-box>
        </draw:frame>
        <draw:custom-shape draw:style-name="gr23" draw:text-style-name="P13" xml:id="id1" draw:id="id1" draw:layer="layout" svg:width="2.858cm" svg:height="0.635cm" svg:x="2.768cm" svg:y="1cm">
          <text:p text:style-name="P12"><text:span text:style-name="T5">raw im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4" draw:id="id4" draw:layer="layout" svg:width="3.094cm" svg:height="0.635cm" svg:x="2.625cm" svg:y="4.597cm">
          <text:p text:style-name="P12"><text:span text:style-name="T5">FPN fea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xml:id="id7" draw:id="id7" draw:layer="layout" svg:width="3.731cm" svg:height="0.785cm" svg:x="13.497cm" svg:y="6.55cm">
          <text:p text:style-name="P14"><text:span text:style-name="T6">BBOX proposal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xml:id="id8" draw:id="id8" draw:layer="layout" svg:width="5.318cm" svg:height="1.243cm" svg:x="11.377cm" svg:y="17.592cm">
          <text:p text:style-name="P14"><text:span text:style-name="T6">detector BBOX predic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xml:id="id10" draw:id="id10" draw:layer="layout" svg:width="5.317cm" svg:height="1.048cm" svg:x="13.165cm" svg:y="13.362cm">
          <text:p text:style-name="P14"><text:span text:style-name="T6">tracker BBOX predic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0" draw:layer="layout" draw:type="curve" draw:line-skew="0.024cm" svg:x1="4.197cm" svg:y1="1.635cm" svg:x2="4.175cm" svg:y2="2.239cm" draw:start-shape="id1" draw:start-glue-point="8" draw:end-shape="id2" draw:end-glue-point="0" svg:d="M4197 1635c0 489-22 187-22 604" svg:viewBox="0 0 23 605">
          <text:p/>
        </draw:connector>
        <draw:connector draw:style-name="gr29" draw:text-style-name="P10" draw:layer="layout" draw:type="curve" svg:x1="5.626cm" svg:y1="1.318cm" svg:x2="15.218cm" svg:y2="3.935cm" draw:start-shape="id1" draw:start-glue-point="10" draw:end-shape="id3" draw:end-glue-point="0" svg:d="M5626 1318c6395 0 9592 872 9592 2617" svg:viewBox="0 0 9593 2618">
          <text:p/>
        </draw:connector>
        <draw:connector draw:style-name="gr30" draw:text-style-name="P10" draw:layer="layout" draw:type="curve" svg:x1="5.719cm" svg:y1="4.915cm" svg:x2="11.459cm" svg:y2="4.849cm" draw:start-shape="id4" draw:start-glue-point="10" draw:end-shape="id3" draw:end-glue-point="3" svg:d="M5719 4915c4306 0 1437-66 5740-66" svg:viewBox="0 0 5741 67">
          <text:p/>
        </draw:connector>
        <draw:connector draw:style-name="gr31" draw:text-style-name="P10" draw:layer="layout" draw:type="curve" svg:x1="15.218cm" svg:y1="5.764cm" svg:x2="15.236cm" svg:y2="6.55cm" draw:start-shape="id3" draw:start-glue-point="2" svg:d="M15218 5764c0 984 18 591 18 786" svg:viewBox="0 0 19 787">
          <text:p/>
        </draw:connector>
        <draw:connector draw:style-name="gr32" draw:text-style-name="P10" draw:layer="layout" draw:type="curve" svg:x1="4.172cm" svg:y1="5.232cm" svg:x2="5.711cm" svg:y2="8.555cm" draw:start-shape="id4" draw:start-glue-point="8" draw:end-shape="id5" draw:end-glue-point="0" svg:d="M4172 5232c0 2499 1539 838 1539 3323" svg:viewBox="0 0 1540 3324">
          <text:p/>
        </draw:connector>
        <draw:connector draw:style-name="gr33" draw:text-style-name="P10" draw:layer="layout" draw:type="curve" draw:line-skew="-1.77cm" svg:x1="4.172cm" svg:y1="5.232cm" svg:x2="5.711cm" svg:y2="13.355cm" draw:start-shape="id4" draw:start-glue-point="8" draw:end-shape="id6" draw:end-glue-point="0" svg:d="M4172 5232c0 3444 1539-617 1539 8123" svg:viewBox="0 0 1540 8124">
          <text:p/>
        </draw:connector>
        <draw:connector draw:style-name="gr34" draw:text-style-name="P10" draw:layer="layout" draw:type="curve" svg:x1="13.497cm" svg:y1="6.943cm" svg:x2="5.711cm" svg:y2="8.555cm" draw:start-shape="id7" draw:start-glue-point="6" draw:end-shape="id5" draw:end-glue-point="0" svg:d="M13497 6943c-5191 0-7786 537-7786 1612" svg:viewBox="0 0 7787 1613">
          <text:p/>
        </draw:connector>
        <draw:connector draw:style-name="gr35" draw:text-style-name="P10" draw:layer="layout" draw:type="curve" draw:line-skew="-1.332cm" svg:x1="5.711cm" svg:y1="10.841cm" svg:x2="14.036cm" svg:y2="17.592cm" draw:start-shape="id5" draw:start-glue-point="2" draw:end-shape="id8" draw:end-glue-point="4" svg:d="M5711 10841c0 3058 8325-317 8325 6751" svg:viewBox="0 0 8326 6752">
          <text:p/>
        </draw:connector>
        <draw:connector draw:style-name="gr36" draw:text-style-name="P10" draw:layer="layout" draw:type="curve" draw:line-skew="0.257cm" svg:x1="4.172cm" svg:y1="5.232cm" svg:x2="15.794cm" svg:y2="8.452cm" draw:start-shape="id4" draw:start-glue-point="8" draw:end-shape="id9" draw:end-glue-point="0" svg:d="M4172 5232c0 2800 11622 1191 11622 3220" svg:viewBox="0 0 11623 3221">
          <text:p/>
        </draw:connector>
        <draw:custom-shape draw:style-name="gr37" draw:text-style-name="P16" xml:id="id11" draw:id="id11" draw:layer="layout" svg:width="6.668cm" svg:height="1.27cm" svg:x="2.386cm" svg:y="17.145cm">
          <text:p text:style-name="P14"><text:span text:style-name="T6">refined tracker BBOX predic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0" draw:layer="layout" draw:type="curve" svg:x1="15.794cm" svg:y1="12.77cm" svg:x2="15.824cm" svg:y2="13.362cm" draw:start-shape="id9" draw:start-glue-point="2" svg:d="M15794 12770c0 840 30 544 30 592" svg:viewBox="0 0 31 606">
          <text:p/>
        </draw:connector>
        <draw:connector draw:style-name="gr39" draw:text-style-name="P10" draw:layer="layout" draw:type="curve" svg:x1="13.165cm" svg:y1="13.886cm" svg:x2="9.953cm" svg:y2="14.765cm" draw:start-shape="id10" draw:start-glue-point="6" draw:end-shape="id6" draw:end-glue-point="1" svg:d="M13165 13886c-2416 0-811 879-3212 879" svg:viewBox="0 0 3213 880">
          <text:p/>
        </draw:connector>
        <draw:connector draw:style-name="gr40" draw:text-style-name="P10" draw:layer="layout" draw:type="curve" svg:x1="5.711cm" svg:y1="16.175cm" svg:x2="5.72cm" svg:y2="17.145cm" draw:start-shape="id6" draw:start-glue-point="2" draw:end-shape="id11" draw:end-glue-point="4" svg:d="M5711 16175c0 721 9 237 9 970" svg:viewBox="0 0 10 971">
          <text:p/>
        </draw:connector>
        <draw:custom-shape draw:style-name="gr41" draw:text-style-name="P16" xml:id="id13" draw:id="id13" draw:layer="layout" svg:width="5.317cm" svg:height="1.048cm" svg:x="2.573cm" svg:y="23.304cm">
          <text:p text:style-name="P14"><text:span text:style-name="T6">final inference BBOX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0" draw:layer="layout" draw:type="curve" svg:x1="5.72cm" svg:y1="18.415cm" svg:x2="5.243cm" svg:y2="20.032cm" draw:start-shape="id11" draw:start-glue-point="8" draw:end-shape="id12" draw:end-glue-point="0" svg:d="M5720 18415c0 1213-477 405-477 1617" svg:viewBox="0 0 478 1618">
          <text:p/>
        </draw:connector>
        <draw:connector draw:style-name="gr43" draw:text-style-name="P10" draw:layer="layout" draw:type="curve" svg:x1="14.036cm" svg:y1="18.835cm" svg:x2="5.243cm" svg:y2="20.032cm" draw:start-shape="id8" draw:start-glue-point="8" draw:end-shape="id12" draw:end-glue-point="0" svg:d="M14036 18835c0 898-8793 300-8793 1197" svg:viewBox="0 0 8794 1198">
          <text:p/>
        </draw:connector>
        <draw:connector draw:style-name="gr44" draw:text-style-name="P10" draw:layer="layout" draw:type="curve" svg:x1="5.243cm" svg:y1="22.612cm" svg:x2="5.232cm" svg:y2="23.304cm" draw:start-shape="id12" draw:start-glue-point="2" draw:end-shape="id13" draw:end-glue-point="4" svg:d="M5243 22612c0 519-11 173-11 692" svg:viewBox="0 0 12 693">
          <text:p/>
        </draw:connector>
        <draw:connector draw:style-name="gr45" draw:text-style-name="P10" draw:layer="layout" svg:x1="4.175cm" svg:y1="3.763cm" svg:x2="4.172cm" svg:y2="4.597cm" draw:start-shape="id2" draw:start-glue-point="2" draw:end-shape="id4" draw:end-glue-point="4" svg:d="M4175 3763v417h-3v417" svg:viewBox="0 0 4 835">
          <text:p/>
        </draw:connector>
        <draw:line draw:style-name="gr46" draw:text-style-name="P17" draw:layer="layout" svg:x1="19.632cm" svg:y1="13.9cm" svg:x2="19.632cm" svg:y2="19.297cm">
          <text:p/>
        </draw:line>
        <draw:line draw:style-name="gr47" draw:text-style-name="P17" draw:layer="layout" svg:x1="9.69cm" svg:y1="21.537cm" svg:x2="13.282cm" svg:y2="23.342cm">
          <text:p/>
        </draw:line>
        <draw:custom-shape draw:style-name="gr48" draw:text-style-name="P18" xml:id="id5" draw:id="id5" draw:layer="layout" svg:width="8.484cm" svg:height="2.286cm" svg:x="1.469cm" svg:y="8.555cm">
          <text:p/>
          <draw:enhanced-geometry svg:viewBox="0 0 21600 21600" draw:type="rectangle" draw:enhanced-path="M 0 0 L 21600 0 21600 21600 0 21600 0 0 Z N"/>
        </draw:custom-shape>
        <draw:frame draw:style-name="gr49" draw:text-style-name="P5" draw:layer="layout" svg:width="7.812cm" svg:height="1.895cm" svg:x="1.288cm" svg:y="8.942cm">
          <draw:text-box>
            <text:list text:style-name="L2">
              <text:list-item>
                <text:p><text:span text:style-name="T3">Extract features for BBOX proposals.</text:span></text:p>
              </text:list-item>
            </text:list>
            <text:list text:style-name="L3">
              <text:list-item>
                <text:list>
                  <text:list-item>
                    <text:p><text:span text:style-name="T3">ROI align upon FPN features.</text:span></text:p>
                  </text:list-item>
                </text:list>
              </text:list-item>
            </text:list>
            <text:list text:style-name="L2">
              <text:list-item>
                <text:p><text:span text:style-name="T3">Perform classification and BBOX regression.</text:span></text:p>
              </text:list-item>
              <text:list-item>
                <text:p><text:span text:style-name="T3">Apply NMS to filter BBOX predictions.</text:span></text:p>
              </text:list-item>
            </text:list>
          </draw:text-box>
        </draw:frame>
        <draw:frame draw:style-name="gr50" draw:text-style-name="P3" draw:layer="layout" svg:width="4.32cm" svg:height="0.797cm" svg:x="1.369cm" svg:y="8.397cm">
          <draw:text-box>
            <text:p><text:span text:style-name="T4">Proposal selection</text:span></text:p>
          </draw:text-box>
        </draw:frame>
        <draw:frame draw:style-name="gr51" draw:text-style-name="P19" draw:layer="layout" svg:width="7.669cm" svg:height="0.835cm" svg:x="2.092cm" svg:y="11.477cm">
          <draw:text-box>
            <text:p><text:span text:style-name="T1">Bounding Box Regression Hea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1T07:39:32.959000000</meta:creation-date>
    <dc:date>2021-11-03T10:11:14.616000000</dc:date>
    <meta:editing-duration>PT3H43M27S</meta:editing-duration>
    <meta:editing-cycles>86</meta:editing-cycles>
    <meta:generator>LibreOffice/7.0.2.2$Windows_X86_64 LibreOffice_project/8349ace3c3162073abd90d81fd06dcfb6b36b994</meta:generator>
    <meta:document-statistic meta:object-count="51"/>
  </office:meta>
</office:document-meta>
</file>